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rsid="006378c2" officeooo:paragraph-rsid="00653527"/>
    </style:style>
    <style:style style:name="P3" style:family="paragraph" style:parent-style-name="Text_20_body">
      <style:paragraph-properties fo:text-align="center" style:justify-single-word="false"/>
      <style:text-properties officeooo:rsid="006378c2" officeooo:paragraph-rsid="006378c2"/>
    </style:style>
    <style:style style:name="P4" style:family="paragraph" style:parent-style-name="Text_20_body">
      <style:text-properties officeooo:rsid="0046f711" officeooo:paragraph-rsid="0046f711"/>
    </style:style>
    <style:style style:name="P5" style:family="paragraph" style:parent-style-name="Text_20_body">
      <style:text-properties officeooo:rsid="00543dac" officeooo:paragraph-rsid="00543dac"/>
    </style:style>
    <style:style style:name="P6" style:family="paragraph" style:parent-style-name="Text_20_body">
      <style:text-properties officeooo:rsid="00574161" officeooo:paragraph-rsid="00574161"/>
    </style:style>
    <style:style style:name="P7" style:family="paragraph" style:parent-style-name="Text_20_body">
      <style:text-properties officeooo:rsid="0046595f" officeooo:paragraph-rsid="0046595f"/>
    </style:style>
    <style:style style:name="P8" style:family="paragraph" style:parent-style-name="Text_20_body">
      <style:paragraph-properties fo:text-align="center" style:justify-single-word="false"/>
      <style:text-properties officeooo:rsid="0046595f" officeooo:paragraph-rsid="0046595f"/>
    </style:style>
    <style:style style:name="P9" style:family="paragraph" style:parent-style-name="Text_20_body">
      <style:text-properties officeooo:rsid="004bc4df" officeooo:paragraph-rsid="004aafc1"/>
    </style:style>
    <style:style style:name="P10" style:family="paragraph" style:parent-style-name="Text_20_body">
      <style:text-properties officeooo:rsid="0060e3a2" officeooo:paragraph-rsid="005fb79c"/>
    </style:style>
    <style:style style:name="P11" style:family="paragraph" style:parent-style-name="Text_20_body">
      <style:text-properties officeooo:paragraph-rsid="004e9dfc"/>
    </style:style>
    <style:style style:name="P12" style:family="paragraph" style:parent-style-name="Standard">
      <style:text-properties officeooo:rsid="00bb59cb" officeooo:paragraph-rsid="00631532"/>
    </style:style>
    <style:style style:name="P13" style:family="paragraph" style:parent-style-name="Standard">
      <style:text-properties officeooo:rsid="005763cb" officeooo:paragraph-rsid="00631532"/>
    </style:style>
    <style:style style:name="P14" style:family="paragraph" style:parent-style-name="Heading_20_2" style:list-style-name="">
      <style:paragraph-properties fo:line-height="150%" fo:text-align="center" style:justify-single-word="false"/>
      <style:text-properties officeooo:rsid="0046595f" officeooo:paragraph-rsid="0046595f"/>
    </style:style>
    <style:style style:name="P15" style:family="paragraph" style:parent-style-name="Heading_20_2">
      <style:text-properties officeooo:rsid="0055c8e2" officeooo:paragraph-rsid="0060e3a2"/>
    </style:style>
    <style:style style:name="P16" style:family="paragraph" style:parent-style-name="Heading_20_2" style:list-style-name="">
      <style:paragraph-properties fo:line-height="150%" fo:text-align="center" style:justify-single-word="false"/>
    </style:style>
    <style:style style:name="P17" style:family="paragraph" style:parent-style-name="Heading_20_2">
      <style:text-properties officeooo:paragraph-rsid="0060e3a2"/>
    </style:style>
    <style:style style:name="P18" style:family="paragraph" style:parent-style-name="Heading_20_2">
      <style:text-properties officeooo:rsid="00574161" officeooo:paragraph-rsid="00574161"/>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rsid="0046595f" officeooo:paragraph-rsid="0046595f"/>
    </style:style>
    <style:style style:name="P21" style:family="paragraph" style:parent-style-name="Heading_20_3">
      <style:text-properties officeooo:rsid="0060e3a2" officeooo:paragraph-rsid="0060e3a2"/>
    </style:style>
    <style:style style:name="P22" style:family="paragraph" style:parent-style-name="Heading_20_1">
      <style:text-properties officeooo:rsid="0046595f" officeooo:paragraph-rsid="0046595f"/>
    </style:style>
    <style:style style:name="P23" style:family="paragraph" style:parent-style-name="Text_20_body" style:list-style-name="L1">
      <style:text-properties officeooo:rsid="0058693f" officeooo:paragraph-rsid="0058693f"/>
    </style:style>
    <style:style style:name="P24" style:family="paragraph" style:parent-style-name="Text_20_body" style:list-style-name="L1">
      <style:text-properties officeooo:rsid="0048c341" officeooo:paragraph-rsid="0048c341"/>
    </style:style>
    <style:style style:name="P25" style:family="paragraph" style:parent-style-name="Text_20_body" style:list-style-name="L2">
      <style:text-properties officeooo:rsid="0048c341" officeooo:paragraph-rsid="0048c341"/>
    </style:style>
    <style:style style:name="P26" style:family="paragraph" style:parent-style-name="Text_20_body" style:list-style-name="L5">
      <style:text-properties officeooo:rsid="0048c341" officeooo:paragraph-rsid="0060e3a2"/>
    </style:style>
    <style:style style:name="P27" style:family="paragraph" style:parent-style-name="Text_20_body" style:list-style-name="L1">
      <style:text-properties officeooo:rsid="0046f711" officeooo:paragraph-rsid="0046f711"/>
    </style:style>
    <style:style style:name="P28" style:family="paragraph" style:parent-style-name="Text_20_body" style:list-style-name="L2">
      <style:text-properties officeooo:rsid="004aafc1" officeooo:paragraph-rsid="004aafc1"/>
    </style:style>
    <style:style style:name="P29" style:family="paragraph" style:parent-style-name="Text_20_body" style:list-style-name="L3">
      <style:text-properties officeooo:rsid="00543dac" officeooo:paragraph-rsid="005528b5"/>
    </style:style>
    <style:style style:name="P30" style:family="paragraph" style:parent-style-name="Text_20_body" style:list-style-name="L3">
      <style:text-properties officeooo:rsid="00543dac" officeooo:paragraph-rsid="00543dac"/>
    </style:style>
    <style:style style:name="P31" style:family="paragraph" style:parent-style-name="Text_20_body" style:list-style-name="L4">
      <style:text-properties officeooo:paragraph-rsid="006cc259"/>
    </style:style>
    <style:style style:name="P32" style:family="paragraph" style:parent-style-name="Text_20_body" style:list-style-name="L4">
      <style:text-properties officeooo:rsid="006cc259" officeooo:paragraph-rsid="006cc259"/>
    </style:style>
    <style:style style:name="P33" style:family="paragraph" style:parent-style-name="Text_20_body" style:list-style-name="L5">
      <style:text-properties officeooo:rsid="005a1784" officeooo:paragraph-rsid="0060e3a2"/>
    </style:style>
    <style:style style:name="P34" style:family="paragraph" style:parent-style-name="Text_20_body" style:list-style-name="L5">
      <style:text-properties officeooo:rsid="005fb79c" officeooo:paragraph-rsid="005fb79c"/>
    </style:style>
    <style:style style:name="P35" style:family="paragraph" style:parent-style-name="Text_20_body" style:list-style-name="L5">
      <style:text-properties officeooo:rsid="005e1ab6" officeooo:paragraph-rsid="0060e3a2"/>
    </style:style>
    <style:style style:name="P36" style:family="paragraph" style:parent-style-name="Text_20_body" style:list-style-name="L5">
      <style:text-properties officeooo:rsid="0060e3a2" officeooo:paragraph-rsid="0060e3a2"/>
    </style:style>
    <style:style style:name="P37" style:family="paragraph" style:parent-style-name="Text_20_body" style:list-style-name="L6">
      <style:text-properties officeooo:rsid="00574161" officeooo:paragraph-rsid="00574161"/>
    </style:style>
    <style:style style:name="T1" style:family="text">
      <style:text-properties officeooo:rsid="00697cc9"/>
    </style:style>
    <style:style style:name="T2" style:family="text">
      <style:text-properties officeooo:rsid="0048c341"/>
    </style:style>
    <style:style style:name="T3" style:family="text">
      <style:text-properties officeooo:rsid="004aafc1"/>
    </style:style>
    <style:style style:name="T4" style:family="text">
      <style:text-properties officeooo:rsid="00433ea1"/>
    </style:style>
    <style:style style:name="T5" style:family="text">
      <style:text-properties officeooo:rsid="005528b5"/>
    </style:style>
    <style:style style:name="T6" style:family="text">
      <style:text-properties officeooo:rsid="004528e2"/>
    </style:style>
    <style:style style:name="T7" style:family="text">
      <style:text-properties officeooo:rsid="0055c8e2"/>
    </style:style>
    <style:style style:name="T8" style:family="text">
      <style:text-properties officeooo:rsid="005a1784"/>
    </style:style>
    <style:style style:name="T9" style:family="text">
      <style:text-properties officeooo:rsid="005b4381"/>
    </style:style>
    <style:style style:name="T10" style:family="text">
      <style:text-properties officeooo:rsid="005e1ab6"/>
    </style:style>
    <style:style style:name="T11" style:family="text">
      <style:text-properties officeooo:rsid="0060a9f7"/>
    </style:style>
    <style:style style:name="T12" style:family="text">
      <style:text-properties officeooo:rsid="0060e3a2"/>
    </style:style>
    <style:style style:name="T13" style:family="text">
      <style:text-properties officeooo:rsid="006378c2"/>
    </style:style>
    <style:style style:name="T14" style:family="text">
      <style:text-properties officeooo:rsid="006c9bc0"/>
    </style:style>
    <style:style style:name="T15" style:family="text">
      <style:text-properties officeooo:rsid="006cc259"/>
    </style:style>
    <style:style style:name="T16" style:family="text">
      <style:text-properties officeooo:rsid="006e4d5e"/>
    </style:style>
    <style:style style:name="T17" style:family="text">
      <style:text-properties fo:font-weight="bold" officeooo:rsid="006cc259" style:font-weight-asian="bold" style:font-weight-complex="bold"/>
    </style:style>
    <style:style style:name="T18" style:family="text">
      <style:text-properties officeooo:rsid="0071cf54"/>
    </style:style>
    <style:style style:name="T19" style:family="text">
      <style:text-properties officeooo:rsid="00726aa3"/>
    </style:style>
    <style:style style:name="T20" style:family="text">
      <style:text-properties officeooo:rsid="0072d9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Geschäftsordnung des Vereins</text:h>
      <text:p text:style-name="P8">Open Medicine <text:span text:style-name="T11">Initiative</text:span> </text:p>
      <text:p text:style-name="P8">(nachfolgend Verein genannt)</text:p>
      <text:p text:style-name="P8"/>
      <text:p text:style-name="P8"/>
      <text:p text:style-name="P2">Der Stand dieser Ordnung wurde von der Versammlung </text:p>
      <text:p text:style-name="P2">am <text:span text:style-name="T19">26.02.2015</text:span> beschlossen.</text:p>
      <text:p text:style-name="P3"/>
      <text:h text:style-name="P14" text:outline-level="2"/>
      <text:h text:style-name="P20" text:outline-level="2"><text:span text:style-name="T7">§ 1 </text:span>Geltungsbereich</text:h>
      <text:p text:style-name="P7"><text:span text:style-name="T13">Diese Geschäftsordnung ist nicht Bestandteil der Satzung. Sie regelt die</text:span> Durchführung von<text:span text:style-name="T10"> </text:span>Versammlungen, Sitzungen und Tagungen (nachfolgend Versammlung genannt) der <text:span text:style-name="T13">Vereinso</text:span>rgane. <text:span text:style-name="T12">Diese Ordnung kennt und unterscheidet reale und virtuelle Versammlungen im Sinne der Satzung. Darüber hinaus werden in dieser Ordnung Regelungen zur Transparenz der Vereinsaktivität getroffen.</text:span></text:p>
      <text:p text:style-name="P4"/>
      <text:p text:style-name="P4"/>
      <text:h text:style-name="P15" text:outline-level="2">§ 2 Reale Versammlungen</text:h>
      <text:h text:style-name="P21" text:outline-level="3">(I) Versammlungsleitung</text:h>
      <text:list xml:id="list2150791008733200553" text:style-name="L1">
        <text:list-item text:start-value="1">
          <text:p text:style-name="P23">Jede Versammlung benötigt eine Person zur Leitung des Versammlungsablaufs.</text:p>
        </text:list-item>
        <text:list-item>
          <text:p text:style-name="P24">Die Versammlungsleitung <text:span text:style-name="T3">(VL)</text:span> wird durch eine Person der Versammlung übernommen welche von der Versammlung durch einfache Mehrheit ernannt wird.</text:p>
        </text:list-item>
        <text:list-item>
          <text:p text:style-name="P27"><text:span text:style-name="T2">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27">Die Tagesordnungspunkte kommen in der vorgegebenen Reihenfolge zur Beratung und Abstimmung. </text:p>
        </text:list-item>
      </text:list>
      <text:p text:style-name="P4"/>
      <text:h text:style-name="Heading_20_3" text:outline-level="3"><text:span text:style-name="T12">(II)</text:span> Worterteilung und Rednerfolge</text:h>
      <text:list xml:id="list1498646632109842287" text:style-name="L2">
        <text:list-item>
          <text:p text:style-name="P28">Das Wort erteilt d<text:span text:style-name="T5">ie</text:span> Versammlungsleit<text:span text:style-name="T5">ung</text:span>. Die Worterteilung erfolgt in der Reihenfolge der Wortmeldungen bzw. Rednerliste.</text:p>
        </text:list-item>
        <text:list-item>
          <text:p text:style-name="P25">Es liegt <text:span text:style-name="T3">zunächst </text:span>im Ermessen der <text:span text:style-name="T3">VL</text:span> <text:span text:style-name="T3">ob eine Rednerliste erstellt wird oder die Reihenfolge aus dem Gedächtnis der Leitung eingehalten wird. Die Versammlung kann aber mit einfacher Mehrheit beschließen, eine Rednerliste durch die VL führen zu lassen.</text:span></text:p>
        </text:list-item>
        <text:list-item>
          <text:p text:style-name="P28">Antragsteller erhalten zu Beginn und am Ende der Aussprache ihres Tagesordnungspunktes das Wort.</text:p>
        </text:list-item>
        <text:list-item>
          <text:p text:style-name="P28">Vor Abschluss eines Tagesordnungspunktes muss von der VL sicher gestellt werden, dass jede Wortmeldung gehört wurde.</text:p>
        </text:list-item>
      </text:list>
      <text:p text:style-name="P9"/>
      <text:h text:style-name="Heading_20_3" text:outline-level="3"><text:soft-page-break/><text:span text:style-name="T12">(III)</text:span> Protokollführung</text:h>
      <text:list xml:id="list7712728022385015443" text:style-name="L3">
        <text:list-item>
          <text:p text:style-name="P29">Bei allen Versammlungen wird ein Protokoll erstellt. <text:span text:style-name="T6">Das Protokoll hat Ort, Datum, Tagesordnung, Diskussion zu Tagesordnungspunkten sowie Ergebnisse der Abstimmungen/Wahlen zu enthalten und ist von der Versammlungsleitung zu unterschreiben</text:span></text:p>
        </text:list-item>
        <text:list-item>
          <text:p text:style-name="P30">Das Protokoll wird von einer <text:span text:style-name="T5">durch die</text:span> Versammlung gewählten Person geführt. <text:tab/></text:p>
        </text:list-item>
        <text:list-item>
          <text:p text:style-name="P30">Anträge während einer Versammlung werden in das Protokoll aufgenommen, sofern darüber auch diskutiert oder beschlossen wird. <text:tab/></text:p>
        </text:list-item>
        <text:list-item>
          <text:p text:style-name="P30">Vor Beschlüssen wird durch d<text:span text:style-name="T5">ie</text:span> <text:span text:style-name="T5">VL</text:span> die Beschlussfähigkeit der Versammlung festgestellt und durch den Protokollführer protokolliert. <text:tab/></text:p>
        </text:list-item>
        <text:list-item>
          <text:p text:style-name="P30">Abstimmungsergebnisse werden <text:span text:style-name="T15">mit Angaben (prozentual und absolut) zu Stimmenanteilen (abgegebene Stimmen, Ja-Stimmen, Nein-Stimmen, Enthaltungen)</text:span> protokolliert.</text:p>
        </text:list-item>
        <text:list-item>
          <text:p text:style-name="P30">Anlagen werden stets <text:span text:style-name="T8">eindeutig</text:span> benannt, <text:span text:style-name="T8">im Protokoll abschließend referenziert und als Anlage beigefügt.</text:span></text:p>
        </text:list-item>
      </text:list>
      <text:p text:style-name="P5"/>
      <text:h text:style-name="Heading_20_3" text:outline-level="3">(IV) Wahlen</text:h>
      <text:list xml:id="list958937015611059136" text:style-name="L4">
        <text:list-item>
          <text:p text:style-name="P32">Bei Wahlen ist schriftlich und geheim abzustimmen. Die Mitgliederversammlung kann auch eine andere Art der Abstimmung beschließt, es sei denn ein anwesendes Mitglied widerspricht dem. </text:p>
        </text:list-item>
        <text:list-item>
          <text:p text:style-name="P32">Die zu besetzenden Ämter müssen d<text:span text:style-name="T16">en Mitgliedern</text:span> in der Einberufung mitgeteilt werden. <text:span text:style-name="T16">Die zur Wahl stehenden Kandidaten müssen den Mitgliedern bis zu zwei Wochen vor Abhalten der Versammlung schriftlich oder per E-Mail mitgeteilt werden. Es steht jedem Mitglied frei für ein Amt zu kandidieren. Eine Kandidatur ist dem Vorstand schriftlich oder per E-Mail mitzuteilen.</text:span></text:p>
        </text:list-item>
        <text:list-item>
          <text:p text:style-name="P31"><text:span text:style-name="T15">Gewählt ist diejenige oder derjenige, die/der </text:span><text:span text:style-name="T17">zwei Drittel</text:span><text:span text:style-name="T15"> der abgegebenen, gültigen Stimmen erhält. Erreicht kein/e Kandidat_in die Zweidrittelmehrheit wird die Wahl in einem zweiten Wahlgang wiederholt. Beim zweiten Wahlgang ist die </text:span><text:span text:style-name="T17">absolute Mehrheit</text:span><text:span text:style-name="T15"> ausreichend. Erreicht im zweiten Wahlgang kein_e Kandidat_in die absolute Mehrheit, wird ein dritter Wahlgang durchgeführt. Im dritten Wahlgang ist derjenige oder diejenige gewählt, auf den oder die </text:span><text:span text:style-name="T17">die meisten Stimmen</text:span><text:span text:style-name="T15"> entfallen. Bei Stimmgleichheit im dritten Wahlgang entscheidet das Los.</text:span></text:p>
        </text:list-item>
      </text:list>
      <text:p text:style-name="P11"/>
      <text:h text:style-name="P16" text:outline-level="2"/>
      <text:h text:style-name="P19" text:outline-level="2">§ <text:span text:style-name="T13">3 Virtuelle Versammlung</text:span></text:h>
      <text:list xml:id="list7363758378828779880" text:style-name="L5">
        <text:list-item>
          <text:p text:style-name="P33">Für die Durchführung von <text:span text:style-name="T10">virtuellen Versammlungen</text:span> sieht diese Geschäftsordnung die Internetpl<text:span text:style-name="T9">at</text:span>tform Loomio (<text:a xlink:type="simple" xlink:href="http://www.loomio.org/">www.loomio.org</text:a>) vor. <text:span text:style-name="T14">Diese bietet Mitgliedern die Möglichkeit an Diskussionen teilzunehmen und über eingereichte Vorschläge abzustimmen.</text:span></text:p>
        </text:list-item>
        <text:list-item>
          <text:p text:style-name="P34">Loomio <text:span text:style-name="T14">trägt</text:span> durch seine Arbeitsweise bereits <text:span text:style-name="T14">wesentlich</text:span> zur Dokumentation des Versammlungsablaufs <text:span text:style-name="T14">bei</text:span>. <text:span text:style-name="T14">Ein schriftliches Protokoll welches den Regelungen der Satzung entspricht ist dennoch anzufertigen.</text:span></text:p>
        </text:list-item>
        <text:list-item>
          <text:p text:style-name="P35">Jedes stimmberechtigte Mitglied erhält bei Vereinseintritt einen Zugang für die zum Verein gehörigen Gruppen.</text:p>
        </text:list-item>
        <text:list-item>
          <text:p text:style-name="P34">Die Versammlungsleitung wird durch den Vorstand oder der in der Einberufung genannten Person ausgeübt. Aufgabe der Versammlungsleitung ist den in der Einberufung festgelegten Abstimmungsgegenstand zur Abstimmung freizuschalten und nach Ablauf des zulässigen Abstimmungszeitraumes wieder zu schließen, sowie das Ergebnis der Auszählung festzustellen und der Versammlung mitzuteilen.</text:p>
        </text:list-item>
      </text:list>
      <text:p text:style-name="P10"/>
      <text:h text:style-name="P17" text:outline-level="2">§ <text:span text:style-name="T13">4 Transparenz</text:span></text:h>
      <text:list xml:id="list183354108387012" text:continue-list="list7363758378828779880" text:style-name="L5">
        <text:list-item text:start-value="1">
          <text:p text:style-name="P26"><text:span text:style-name="T4">Der Verein bekennt sich zu den Grundsätzen der “</text:span>Initiative Transparente Zivilgesellschaft<text:span text:style-name="T4">” von Transparency International e.V.</text:span></text:p>
        </text:list-item>
        <text:list-item>
          <text:p text:style-name="P36">Er wird nach erfolgreicher Eintragung in das Vereinsregister Unterzeichner der entsprechenden Selbstverpflichtungserklärung und kommt den damit verbunden Berichtspflichten entsprechend nach.</text:p>
        </text:list-item>
      </text:list>
      <text:p text:style-name="P10"/>
      <text:h text:style-name="P18" text:outline-level="2"><text:bookmark-start text:name="__RefHeading__995_778181131"/>§ <text:span text:style-name="T13">5 </text:span>Interessenkonflikt<text:bookmark-end text:name="__RefHeading__995_778181131"/></text:h>
      <text:list xml:id="list8686077143360786748" text:style-name="L6">
        <text:list-item>
          <text:p text:style-name="P37">Der Verein verpflichtet jedes Mitglied des Vorstandes und jeden ehrenamtlichen oder hauptamtlichen Mitarbeiter mit Budgetverantwortung, jährlich:</text:p>
          <text:list>
            <text:list-item>
              <text:p text:style-name="P37">den Paragraph <text:bookmark-ref text:reference-format="text" text:ref-name="__RefHeading__995_778181131">§ 5 Interessenkonflikt</text:bookmark-ref> zu studieren und die Kenntnisnahme zu bestätigen sowie</text:p>
            </text:list-item>
            <text:list-item>
              <text:p text:style-name="P37">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37">Die folgenden Fragen sind nach bestem Wissen und Gewissen wahrheitsgemäß zu beantworten:</text:p>
          <text:list>
            <text:list-item>
              <text:p text:style-name="P37">Geben Sie die Namen aller juristischen Personen an, bei denen Sie als Mitglied im <text:soft-page-break/>Vorstand, im Aufsichtsrat, in der Geschäftsführung, im Verwaltungsrat oder als Angestellter oder Arbeiter tätig sind und beschreiben Sie Ihre dortige Tätigkeit.</text:p>
            </text:list-item>
            <text:list-item>
              <text:p text:style-name="P37">Geben Sie die Namen aller juristischen Personen an, an denen Sie mindestens 10% der Anteile, Aktien, o.ä. besitzen.</text:p>
            </text:list-item>
            <text:list-item>
              <text:p text:style-name="P37">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text:p text:style-name="P6"/>
      <text:p text:style-name="P6"/>
      <text:p text:style-name="P6"/>
      <text:p text:style-name="P6"/>
      <text:p text:style-name="P6"/>
      <text:p text:style-name="P6"/>
      <text:p text:style-name="P6"/>
      <text:p text:style-name="P6"/>
      <text:p text:style-name="P6"/>
      <text:p text:style-name="P12">______________________ <text:tab/><text:tab/><text:tab/><text:tab/>_____________________________________</text:p>
      <text:p text:style-name="P13"><text:tab/>Ort, Datum <text:tab/><text:tab/><text:tab/><text:tab/><text:tab/>Unterschrift <text:span text:style-name="T20">eines Vorstandsmitglie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97c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span text:style-name="MT1">Seite </text:span><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2-26T18:33:52.265299231</dc:date>
    <dc:creator>benni </dc:creator>
    <meta:editing-duration>PT18H12M19S</meta:editing-duration>
    <meta:editing-cycles>76</meta:editing-cycles>
    <meta:generator>LibreOffice/4.2.7.2$Linux_X86_64 LibreOffice_project/420m0$Build-2</meta:generator>
    <meta:document-statistic meta:table-count="0" meta:image-count="0" meta:object-count="0" meta:page-count="5" meta:paragraph-count="48" meta:word-count="826" meta:character-count="6417" meta:non-whitespace-character-count="5647"/>
  </office:meta>
</office:document-meta>
</file>